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F0000006439ED175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s1" text:anchor-type="as-char" svg:width="5.898cm" svg:height="2.646cm" draw:z-index="0"><draw:image xlink:href="Pictures/10000000000000DF0000006439ED175D.png" xlink:type="simple" xlink:show="embed" xlink:actuate="onLoad"/></draw:frame></text:p>
      <text:p text:style-name="P1"/>
      <text:p text:style-name="P1"><office:annotation><dc:creator>Gauthier Bastien</dc:creator><dc:date>2011-03-17T10:38:58</dc:date><text:p text:style-name="P4"><text:span text:style-name="T1">do text if not len(self.getFoldermanagers()) &gt; 1</text:span></text:p></office:annotation>Agent traitant :</text:p>
      <text:p text:style-name="P1"><office:annotation><dc:creator>Gauthier Bastien</dc:creator><dc:date>2011-03-17T10:40:00</dc:date><text:p text:style-name="P4"><text:span text:style-name="T2">do text if len(self.getFoldermanagers()) &gt; 1</text:span></text:p></office:annotation>Agents traitants :</text:p>
      <text:p text:style-name="P3"><office:annotation><dc:creator>Gauthier Bastien</dc:creator><dc:date>2011-01-19T15:22:02</dc:date><text:p text:style-name="P4"><text:span text:style-name="T1">do text</text:span></text:p><text:p text:style-name="P4"><text:span text:style-name="T1">from xhtml(self.portal_urban.decorateHTML('centered',self.getFolderManagersSignaletic(withGrade=False,withEmail=True,withTel=True)))</text:span></text:p></office:annotation>Agents traita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entered" style:family="paragraph" style:parent-style-name="Standard">
      <style:paragraph-properties fo:text-align="center" style:justify-single-word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uthier Bastien</meta:initial-creator>
    <meta:creation-date>2011-01-17T11:25:12</meta:creation-date>
    <dc:date>2011-06-09T13:25:44</dc:date>
    <dc:creator>Gauthier Bastien</dc:creator>
    <meta:editing-duration>PT02H10M11S</meta:editing-duration>
    <meta:editing-cycles>22</meta:editing-cycles>
    <meta:generator>OpenOffice.org/3.1$Linux OpenOffice.org_project/310m19$Build-9420</meta:generator>
    <meta:document-statistic meta:table-count="0" meta:image-count="1" meta:object-count="0" meta:page-count="1" meta:paragraph-count="4" meta:word-count="8" meta:character-count="54"/>
  </office:meta>
</office:document-meta>
</file>